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f6f9d4"/>
    </style:style>
    <style:style style:name="ce9" style:family="table-cell" style:parent-style-name="Default" style:data-style-name="N0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Reckoner" table:style-name="ta1">
        <table:table-column table:style-name="co1" table:default-cell-style-name="ce4"/>
        <table:table-column table:style-name="co2" table:number-columns-repeated="6" table:default-cell-style-name="ce4"/>
        <table:table-column table:style-name="co3" table:default-cell-style-name="ce4"/>
        <table:table-column table:style-name="co2" table:number-columns-repeated="1016" table:default-cell-style-name="ce4"/>
        <table:table-row table:style-name="ro1">
          <table:table-cell table:style-name="ce2" office:value-type="string" calcext:value-type="string">
            <text:p>Resource</text:p>
          </table:table-cell>
          <table:table-cell table:style-name="ce2" office:value-type="string" calcext:value-type="string">
            <text:p>Harvestable</text:p>
          </table:table-cell>
          <table:table-cell office:value-type="string" calcext:value-type="string">
            <text:p>Extracted</text:p>
          </table:table-cell>
          <table:table-cell/>
          <table:table-cell office:value-type="string" calcext:value-type="string">
            <text:p>Used for</text:p>
          </table:table-cell>
          <table:table-cell/>
          <table:table-cell office:value-type="string" calcext:value-type="string">
            <text:p>Used f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rt</text:p>
          </table:table-cell>
          <table:table-cell table:style-name="ce5" office:value-type="float" office:value="200" calcext:value-type="float">
            <text:p>200</text:p>
          </table:table-cell>
          <table:table-cell table:formula="of:=FLOOR([.B2]/5) * 10" office:value-type="float" office:value="400" calcext:value-type="float">
            <text:p>400</text:p>
          </table:table-cell>
          <table:table-cell/>
          <table:table-cell office:value-type="string" calcext:value-type="string">
            <text:p>Foo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otic Minerals</text:p>
          </table:table-cell>
          <table:table-cell table:style-name="ce5" office:value-type="float" office:value="0" calcext:value-type="float">
            <text:p>0</text:p>
          </table:table-cell>
          <table:table-cell table:formula="of:=FLOOR([.B3]/5) * 10" office:value-type="float" office:value="0" calcext:value-type="float">
            <text:p>0</text:p>
          </table:table-cell>
          <table:table-cell table:formula="of:=FLOOR([.C3]/44) * 20" office:value-type="float" office:value="0" calcext:value-type="float">
            <text:p>0</text:p>
          </table:table-cell>
          <table:table-cell office:value-type="string" calcext:value-type="string">
            <text:p>Sp</text:p>
          </table:table-cell>
          <table:table-cell table:formula="of:=[.C3]-[.D3]" office:value-type="float" office:value="0" calcext:value-type="float">
            <text:p>0</text:p>
          </table:table-cell>
          <table:table-cell office:value-type="string" calcext:value-type="string">
            <text:p>Syntheti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ypsum</text:p>
          </table:table-cell>
          <table:table-cell table:style-name="ce5" office:value-type="float" office:value="45" calcext:value-type="float">
            <text:p>45</text:p>
          </table:table-cell>
          <table:table-cell table:formula="of:=FLOOR([.B4]/5) * 10" office:value-type="float" office:value="90" calcext:value-type="float">
            <text:p>90</text:p>
          </table:table-cell>
          <table:table-cell table:formula="of:=FLOOR([.C4]/5) * 2" office:value-type="float" office:value="36" calcext:value-type="float">
            <text:p>36</text:p>
          </table:table-cell>
          <table:table-cell office:value-type="string" calcext:value-type="string">
            <text:p>Fertilize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ydrates</text:p>
          </table:table-cell>
          <table:table-cell table:style-name="ce5" office:value-type="float" office:value="160" calcext:value-type="float">
            <text:p>160</text:p>
          </table:table-cell>
          <table:table-cell table:formula="of:=FLOOR([.B5]/5) * 10" office:value-type="float" office:value="320" calcext:value-type="float">
            <text:p>320</text:p>
          </table:table-cell>
          <table:table-cell/>
          <table:table-cell office:value-type="string" calcext:value-type="string">
            <text:p>Wate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rbonite</text:p>
          </table:table-cell>
          <table:table-cell table:style-name="ce5" office:value-type="float" office:value="0" calcext:value-type="float">
            <text:p>0</text:p>
          </table:table-cell>
          <table:table-cell table:formula="of:=FLOOR([.B6]/5) * 1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arborundum</text:p>
          </table:table-cell>
          <table:table-cell table:style-name="ce5" office:value-type="float" office:value="0" calcext:value-type="float">
            <text:p>0</text:p>
          </table:table-cell>
          <table:table-cell table:formula="of:=FLOOR([.B7]/5) * 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tallic Ore</text:p>
          </table:table-cell>
          <table:table-cell table:style-name="ce5" office:value-type="float" office:value="65" calcext:value-type="float">
            <text:p>65</text:p>
          </table:table-cell>
          <table:table-cell table:formula="of:=FLOOR([.B8]/5) * 10" office:value-type="float" office:value="130" calcext:value-type="float">
            <text:p>130</text:p>
          </table:table-cell>
          <table:table-cell table:formula="of:=FLOOR([.C8]/56 * 50)" office:value-type="float" office:value="116" calcext:value-type="float">
            <text:p>116</text:p>
          </table:table-cell>
          <table:table-cell office:value-type="string" calcext:value-type="string">
            <text:p>Material Kits</text:p>
          </table:table-cell>
          <table:table-cell table:formula="of:=[.C8]-[.D8]" office:value-type="float" office:value="14" calcext:value-type="float">
            <text:p>14</text:p>
          </table:table-cell>
          <table:table-cell office:value-type="string" calcext:value-type="string">
            <text:p>Alloy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nerals</text:p>
          </table:table-cell>
          <table:table-cell table:style-name="ce5" office:value-type="float" office:value="80" calcext:value-type="float">
            <text:p>80</text:p>
          </table:table-cell>
          <table:table-cell table:formula="of:=FLOOR([.B9]/5) * 10" office:value-type="float" office:value="160" calcext:value-type="float">
            <text:p>160</text:p>
          </table:table-cell>
          <table:table-cell table:formula="of:=FLOOR([.C9]/5) * 2" office:value-type="float" office:value="64" calcext:value-type="float">
            <text:p>64</text:p>
          </table:table-cell>
          <table:table-cell office:value-type="string" calcext:value-type="string">
            <text:p>Material Kit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re</text:p>
          </table:table-cell>
          <table:table-cell table:style-name="ce5" office:value-type="float" office:value="80" calcext:value-type="float">
            <text:p>80</text:p>
          </table:table-cell>
          <table:table-cell table:formula="of:=FLOOR([.B10]/5) * 10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xygen</text:p>
          </table:table-cell>
          <table:table-cell table:style-name="ce5" office:value-type="float" office:value="0" calcext:value-type="float">
            <text:p>0</text:p>
          </table:table-cell>
          <table:table-cell table:formula="of:=FLOOR([.B11]/5) * 1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re Metals</text:p>
          </table:table-cell>
          <table:table-cell table:style-name="ce5" office:value-type="float" office:value="25" calcext:value-type="float">
            <text:p>25</text:p>
          </table:table-cell>
          <table:table-cell table:formula="of:=FLOOR([.B12]/5) * 10" office:value-type="float" office:value="50" calcext:value-type="float">
            <text:p>50</text:p>
          </table:table-cell>
          <table:table-cell table:formula="of:=FLOOR([.C12]/54 * 30)" office:value-type="float" office:value="27" calcext:value-type="float">
            <text:p>27</text:p>
          </table:table-cell>
          <table:table-cell office:value-type="string" calcext:value-type="string">
            <text:p>Sp</text:p>
          </table:table-cell>
          <table:table-cell table:formula="of:=[.C12]-[.D12]" office:value-type="float" office:value="23" calcext:value-type="float">
            <text:p>23</text:p>
          </table:table-cell>
          <table:table-cell office:value-type="string" calcext:value-type="string">
            <text:p>Alloy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licates</text:p>
          </table:table-cell>
          <table:table-cell table:style-name="ce5" office:value-type="float" office:value="175" calcext:value-type="float">
            <text:p>175</text:p>
          </table:table-cell>
          <table:table-cell table:formula="of:=FLOOR([.B13]/5) * 10" office:value-type="float" office:value="350" calcext:value-type="float">
            <text:p>350</text:p>
          </table:table-cell>
          <table:table-cell table:formula="of:=[.C13]" office:value-type="float" office:value="350" calcext:value-type="float">
            <text:p>350</text:p>
          </table:table-cell>
          <table:table-cell office:value-type="string" calcext:value-type="string">
            <text:p>Sp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ubstrate</text:p>
          </table:table-cell>
          <table:table-cell table:style-name="ce5" office:value-type="float" office:value="45" calcext:value-type="float">
            <text:p>45</text:p>
          </table:table-cell>
          <table:table-cell table:formula="of:=FLOOR([.B14]/5) * 10" office:value-type="float" office:value="90" calcext:value-type="float">
            <text:p>90</text:p>
          </table:table-cell>
          <table:table-cell table:formula="of:=FLOOR([.C14]/56 * 50)" office:value-type="float" office:value="80" calcext:value-type="float">
            <text:p>80</text:p>
          </table:table-cell>
          <table:table-cell office:value-type="string" calcext:value-type="string">
            <text:p>Material Kits</text:p>
          </table:table-cell>
          <table:table-cell table:formula="of:=[.C14]-[.D14]" office:value-type="float" office:value="10" calcext:value-type="float">
            <text:p>10</text:p>
          </table:table-cell>
          <table:table-cell office:value-type="string" calcext:value-type="string">
            <text:p>Syntheti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ater</text:p>
          </table:table-cell>
          <table:table-cell table:style-name="ce5" office:value-type="float" office:value="0" calcext:value-type="float">
            <text:p>0</text:p>
          </table:table-cell>
          <table:table-cell table:formula="of:=FLOOR([.B15]/5) * 1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Xenon Gas</text:p>
          </table:table-cell>
          <table:table-cell table:style-name="ce5" office:value-type="float" office:value="0" calcext:value-type="float">
            <text:p>0</text:p>
          </table:table-cell>
          <table:table-cell table:formula="of:=FLOOR([.B16]/5) * 10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Material Kits</text:p>
          </table:table-cell>
          <table:table-cell table:formula="of:=([.C19] * 5)" office:value-type="float" office:value="80" calcext:value-type="float">
            <text:p>80</text:p>
          </table:table-cell>
          <table:table-cell table:style-name="ce2" table:formula="of:=MIN([.C21:.C23])" office:value-type="float" office:value="16" calcext:value-type="float">
            <text:p>16</text:p>
          </table:table-cell>
          <table:table-cell table:formula="of:=[.D38]+[.D4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mport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2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number-columns-repeated="2"/>
          <table:table-cell office:value-type="string" calcext:value-type="string">
            <text:p>Chemicals</text:p>
          </table:table-cell>
          <table:table-cell table:formula="of:=[.E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micals</text:p>
          </table:table-cell>
          <table:table-cell table:formula="of:=[.D9]+[.E21]" office:value-type="float" office:value="64" calcext:value-type="float">
            <text:p>64</text:p>
          </table:table-cell>
          <table:table-cell table:formula="of:=[.B21]" office:value-type="float" office:value="64" calcext:value-type="float">
            <text:p>64</text:p>
          </table:table-cell>
          <table:table-cell table:formula="of:=[.C19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otic Minerals</text:p>
          </table:table-cell>
          <table:table-cell table:formula="of:=[.E27]+[.E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ls</text:p>
          </table:table-cell>
          <table:table-cell table:formula="of:=[.D8]+[.E22]" office:value-type="float" office:value="116" calcext:value-type="float">
            <text:p>116</text:p>
          </table:table-cell>
          <table:table-cell table:formula="of:=FLOOR([.B22]/2)" office:value-type="float" office:value="58" calcext:value-type="float">
            <text:p>58</text:p>
          </table:table-cell>
          <table:table-cell table:formula="of:=[.C19]*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table:formula="of:=[.E22]+[.E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ymers</text:p>
          </table:table-cell>
          <table:table-cell table:formula="of:=TRUNC([.D14]/5) * 2 + [.E23]" office:value-type="float" office:value="32" calcext:value-type="float">
            <text:p>32</text:p>
          </table:table-cell>
          <table:table-cell table:formula="of:=FLOOR([.B23]/2)" office:value-type="float" office:value="16" calcext:value-type="float">
            <text:p>16</text:p>
          </table:table-cell>
          <table:table-cell table:formula="of:=[.C19]*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re Metals</text:p>
          </table:table-cell>
          <table:table-cell table:formula="of:=[.E28]+[.E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olymers</text:p>
          </table:table-cell>
          <table:table-cell table:formula="of:=[.E23]+[.E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pecialized Parts</text:p>
          </table:table-cell>
          <table:table-cell table:formula="of:=[.C25]*5" office:value-type="float" office:value="0" calcext:value-type="float">
            <text:p>0</text:p>
          </table:table-cell>
          <table:table-cell table:style-name="ce2" table:formula="of:=MIN([.C27:.C29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terial Kits</text:p>
          </table:table-cell>
          <table:table-cell table:formula="of:=[.E38]+[.E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2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otic Minerals</text:p>
          </table:table-cell>
          <table:table-cell table:formula="of:=[.D3]+[.E27]" office:value-type="float" office:value="0" calcext:value-type="float">
            <text:p>0</text:p>
          </table:table-cell>
          <table:table-cell table:formula="of:=FLOOR([.B27]/4)" office:value-type="float" office:value="0" calcext:value-type="float">
            <text:p>0</text:p>
          </table:table-cell>
          <table:table-cell table:formula="of:=[.C25]*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re Metals</text:p>
          </table:table-cell>
          <table:table-cell table:formula="of:=[.D12]+[.E28]" office:value-type="float" office:value="27" calcext:value-type="float">
            <text:p>27</text:p>
          </table:table-cell>
          <table:table-cell table:formula="of:=FLOOR([.B28]/6)" office:value-type="float" office:value="4" calcext:value-type="float">
            <text:p>4</text:p>
          </table:table-cell>
          <table:table-cell table:formula="of:=[.C25]*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icon</text:p>
          </table:table-cell>
          <table:table-cell table:formula="of:=[.D13]+[.E29]" office:value-type="float" office:value="350" calcext:value-type="float">
            <text:p>350</text:p>
          </table:table-cell>
          <table:table-cell table:formula="of:=FLOOR([.B29]/3)" office:value-type="float" office:value="116" calcext:value-type="float">
            <text:p>116</text:p>
          </table:table-cell>
          <table:table-cell table:formula="of:=[.C25]*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lloys</text:p>
          </table:table-cell>
          <table:table-cell table:formula="of:=[.C31]" office:value-type="float" office:value="5" calcext:value-type="float">
            <text:p>5</text:p>
          </table:table-cell>
          <table:table-cell table:style-name="ce2" table:formula="of:=MIN([.C33:.C34])" office:value-type="float" office:value="5" calcext:value-type="float">
            <text:p>5</text:p>
          </table:table-cell>
          <table:table-cell table:formula="of:=[.D4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2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s</text:p>
          </table:table-cell>
          <table:table-cell table:formula="of:=[.F8]+[.E33]" office:value-type="float" office:value="14" calcext:value-type="float">
            <text:p>14</text:p>
          </table:table-cell>
          <table:table-cell table:formula="of:=FLOOR([.B33]/1)" office:value-type="float" office:value="14" calcext:value-type="float">
            <text:p>14</text:p>
          </table:table-cell>
          <table:table-cell table:formula="of:=[.C3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re Metals</text:p>
          </table:table-cell>
          <table:table-cell table:formula="of:=[.F12]+[.E34]" office:value-type="float" office:value="23" calcext:value-type="float">
            <text:p>23</text:p>
          </table:table-cell>
          <table:table-cell table:formula="of:=FLOOR([.B34]/4)" office:value-type="float" office:value="5" calcext:value-type="float">
            <text:p>5</text:p>
          </table:table-cell>
          <table:table-cell table:formula="of:=[.C31]*4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formula="of:=[.C36]" office:value-type="float" office:value="0" calcext:value-type="float">
            <text:p>0</text:p>
          </table:table-cell>
          <table:table-cell table:style-name="ce2" table:formula="of:=MIN([.C38:.C39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2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erial Kits</text:p>
          </table:table-cell>
          <table:table-cell table:formula="of:=Material_Kits_Fabricated/25 * 5 +[.E38]" office:value-type="float" office:value="16" calcext:value-type="float">
            <text:p>16</text:p>
          </table:table-cell>
          <table:table-cell table:formula="of:=FLOOR([.B38]/5)" office:value-type="float" office:value="3" calcext:value-type="float">
            <text:p>3</text:p>
          </table:table-cell>
          <table:table-cell table:formula="of:=[.C36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nthetics</text:p>
          </table:table-cell>
          <table:table-cell table:formula="of:=TRUNC([.B46]/6) *5+[.E39]" office:value-type="float" office:value="0" calcext:value-type="float">
            <text:p>0</text:p>
          </table:table-cell>
          <table:table-cell table:formula="of:=FLOOR([.B39]/5)" office:value-type="float" office:value="0" calcext:value-type="float">
            <text:p>0</text:p>
          </table:table-cell>
          <table:table-cell table:formula="of:=[.C36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obotics</text:p>
          </table:table-cell>
          <table:table-cell table:formula="of:=[.C41]" office:value-type="float" office:value="0" calcext:value-type="float">
            <text:p>0</text:p>
          </table:table-cell>
          <table:table-cell table:style-name="ce2" table:formula="of:=MIN([.C43:.C44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2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ys</text:p>
          </table:table-cell>
          <table:table-cell table:formula="of:=FLOOR([.B31]/6*5)" office:value-type="float" office:value="4" calcext:value-type="float">
            <text:p>4</text:p>
          </table:table-cell>
          <table:table-cell table:formula="of:=FLOOR([.B43]/5)" office:value-type="float" office:value="0" calcext:value-type="float">
            <text:p>0</text:p>
          </table:table-cell>
          <table:table-cell table:formula="of:=[.C41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erial Kits</text:p>
          </table:table-cell>
          <table:table-cell table:formula="of:=FLOOR([.B19]/25 * 5)" office:value-type="float" office:value="16" calcext:value-type="float">
            <text:p>16</text:p>
          </table:table-cell>
          <table:table-cell table:formula="of:=FLOOR([.B44]/5)" office:value-type="float" office:value="3" calcext:value-type="float">
            <text:p>3</text:p>
          </table:table-cell>
          <table:table-cell table:formula="of:=[.C41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ynthetics</text:p>
          </table:table-cell>
          <table:table-cell table:formula="of:=[.C46]" office:value-type="float" office:value="0" calcext:value-type="float">
            <text:p>0</text:p>
          </table:table-cell>
          <table:table-cell table:style-name="ce2" table:formula="of:=MIN([.C48:.C49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2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otic Minerals</text:p>
          </table:table-cell>
          <table:table-cell table:formula="of:=[.F3]+[.E48]" office:value-type="float" office:value="0" calcext:value-type="float">
            <text:p>0</text:p>
          </table:table-cell>
          <table:table-cell table:formula="of:=FLOOR([.B48]/4)" office:value-type="float" office:value="0" calcext:value-type="float">
            <text:p>0</text:p>
          </table:table-cell>
          <table:table-cell table:formula="of:=[.C46]*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ymers</text:p>
          </table:table-cell>
          <table:table-cell table:formula="of:=[.F14]+[.E49]" office:value-type="float" office:value="10" calcext:value-type="float">
            <text:p>10</text:p>
          </table:table-cell>
          <table:table-cell table:formula="of:=[.B49]" office:value-type="float" office:value="10" calcext:value-type="float">
            <text:p>10</text:p>
          </table:table-cell>
          <table:table-cell table:formula="of:=[.C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formula="of:=[.C51]*10" office:value-type="float" office:value="160" calcext:value-type="float">
            <text:p>160</text:p>
          </table:table-cell>
          <table:table-cell table:formula="of:=MIN([.C53:.C55])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arm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tilizer</text:p>
          </table:table-cell>
          <table:table-cell table:formula="of:=Fertilizer_Extracted+[.E53]" office:value-type="float" office:value="36" calcext:value-type="float">
            <text:p>36</text:p>
          </table:table-cell>
          <table:table-cell table:formula="of:=TRUNC([.B53]/2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ter</text:p>
          </table:table-cell>
          <table:table-cell table:formula="of:=[.$C$15]+Water_Extracted+Water_Imported_For_Food" office:value-type="float" office:value="128" calcext:value-type="float">
            <text:p>128</text:p>
          </table:table-cell>
          <table:table-cell table:formula="of:=TRUNC(([.B54]+[.E54])/5)"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t</text:p>
          </table:table-cell>
          <table:table-cell table:formula="of:=[.$C$2]+[.E55]" office:value-type="float" office:value="400" calcext:value-type="float">
            <text:p>400</text:p>
          </table:table-cell>
          <table:table-cell table:formula="of:=TRUNC(([.B55]+[.E55])/25)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ater</text:p>
          </table:table-cell>
          <table:table-cell table:formula="of:=[.C57]*2" office:value-type="float" office:value="128" calcext:value-type="float">
            <text:p>128</text:p>
          </table:table-cell>
          <table:table-cell table:formula="of:=MIN([.C59])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Extractors</text:p>
          </table:table-cell>
          <table:table-cell office:value-type="string" calcext:value-type="string">
            <text:p>Consum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drates</text:p>
          </table:table-cell>
          <table:table-cell table:formula="of:=[.$C$5]" office:value-type="float" office:value="320" calcext:value-type="float">
            <text:p>320</text:p>
          </table:table-cell>
          <table:table-cell table:formula="of:=TRUNC([.B59]/5)" office:value-type="float" office:value="64" calcext:value-type="float">
            <text:p>64</text:p>
          </table:table-cell>
          <table:table-cell table:formula="of:=[.C59]*5" office:value-type="float" office:value="320" calcext:value-type="float">
            <text:p>3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rtilizer</text:p>
          </table:table-cell>
          <table:table-cell table:formula="of:=[.C63]*2 + [.E61]" office:value-type="float" office:value="36" calcext:value-type="float">
            <text:p>36</text:p>
          </table:table-cell>
          <table:table-cell table:formula="of:=[.C63]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Extrac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ypsum</text:p>
          </table:table-cell>
          <table:table-cell table:formula="of:=[.$C$4]" office:value-type="float" office:value="90" calcext:value-type="float">
            <text:p>90</text:p>
          </table:table-cell>
          <table:table-cell table:formula="of:=[.B63]/5" office:value-type="float" office:value="18" calcext:value-type="float">
            <text:p>18</text:p>
          </table:table-cell>
          <table:table-cell table:formula="of:=[.B63]-[.C63]*5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raction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Harvestable</text:p>
          </table:table-cell>
          <table:table-cell office:value-type="string" calcext:value-type="string">
            <text:p>Max Extractors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Extractors</text:p>
          </table:table-cell>
          <table:table-cell office:value-type="string" calcext:value-type="string">
            <text:p>Extracted</text:p>
          </table:table-cell>
        </table:table-row>
        <table:table-row table:style-name="ro1">
          <table:table-cell office:value-type="string" calcext:value-type="string">
            <text:p>Dirt</text:p>
          </table:table-cell>
          <table:table-cell table:formula="of:=Harvestable_Dirt" office:value-type="float" office:value="200" calcext:value-type="float">
            <text:p>200</text:p>
          </table:table-cell>
          <table:table-cell table:formula="of:=FLOOR([.B2]/5)" office:value-type="float" office:value="40" calcext:value-type="float">
            <text:p>40</text:p>
          </table:table-cell>
          <table:table-cell table:formula="of:=FLOOR([.B2]/5) * 10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tic Minerals</text:p>
          </table:table-cell>
          <table:table-cell table:formula="of:=Harvestable_Exotic_Minerals" office:value-type="float" office:value="0" calcext:value-type="float">
            <text:p>0</text:p>
          </table:table-cell>
          <table:table-cell table:formula="of:=FLOOR([.B3]/5)" office:value-type="float" office:value="0" calcext:value-type="float">
            <text:p>0</text:p>
          </table:table-cell>
          <table:table-cell table:formula="of:=FLOOR([.B3]/5) * 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sum</text:p>
          </table:table-cell>
          <table:table-cell table:formula="of:=Harvestable_Gypsum" office:value-type="float" office:value="45" calcext:value-type="float">
            <text:p>45</text:p>
          </table:table-cell>
          <table:table-cell table:formula="of:=FLOOR([.B4]/5)" office:value-type="float" office:value="9" calcext:value-type="float">
            <text:p>9</text:p>
          </table:table-cell>
          <table:table-cell table:formula="of:=FLOOR([.B4]/5) * 10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ates</text:p>
          </table:table-cell>
          <table:table-cell table:formula="of:=Harvestable_Hydrates" office:value-type="float" office:value="160" calcext:value-type="float">
            <text:p>160</text:p>
          </table:table-cell>
          <table:table-cell table:formula="of:=FLOOR([.B5]/5)" office:value-type="float" office:value="32" calcext:value-type="float">
            <text:p>32</text:p>
          </table:table-cell>
          <table:table-cell table:formula="of:=FLOOR([.B5]/5) * 10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bonite</text:p>
          </table:table-cell>
          <table:table-cell table:formula="of:=Harvestable_Karbonite" office:value-type="float" office:value="0" calcext:value-type="float">
            <text:p>0</text:p>
          </table:table-cell>
          <table:table-cell table:formula="of:=FLOOR([.B6]/5)" office:value-type="float" office:value="0" calcext:value-type="float">
            <text:p>0</text:p>
          </table:table-cell>
          <table:table-cell table:formula="of:=FLOOR([.B6]/5) * 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borundum</text:p>
          </table:table-cell>
          <table:table-cell table:formula="of:=Harvestable_Karborundum" office:value-type="float" office:value="0" calcext:value-type="float">
            <text:p>0</text:p>
          </table:table-cell>
          <table:table-cell table:formula="of:=FLOOR([.B7]/5)" office:value-type="float" office:value="0" calcext:value-type="float">
            <text:p>0</text:p>
          </table:table-cell>
          <table:table-cell table:formula="of:=FLOOR([.B7]/5) * 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lic Ore</text:p>
          </table:table-cell>
          <table:table-cell table:formula="of:=Harvestable_Metallic_Ore" office:value-type="float" office:value="65" calcext:value-type="float">
            <text:p>65</text:p>
          </table:table-cell>
          <table:table-cell table:formula="of:=FLOOR([.B8]/5)" office:value-type="float" office:value="13" calcext:value-type="float">
            <text:p>13</text:p>
          </table:table-cell>
          <table:table-cell table:formula="of:=FLOOR([.B8]/5) * 10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rals</text:p>
          </table:table-cell>
          <table:table-cell table:formula="of:=Harvestable_Minerals" office:value-type="float" office:value="80" calcext:value-type="float">
            <text:p>80</text:p>
          </table:table-cell>
          <table:table-cell table:formula="of:=FLOOR([.B9]/5)" office:value-type="float" office:value="16" calcext:value-type="float">
            <text:p>16</text:p>
          </table:table-cell>
          <table:table-cell table:formula="of:=FLOOR([.B9]/5) * 10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</text:p>
          </table:table-cell>
          <table:table-cell table:formula="of:=Harvestable_Ore" office:value-type="float" office:value="80" calcext:value-type="float">
            <text:p>80</text:p>
          </table:table-cell>
          <table:table-cell table:formula="of:=FLOOR([.B10]/5)" office:value-type="float" office:value="16" calcext:value-type="float">
            <text:p>16</text:p>
          </table:table-cell>
          <table:table-cell table:formula="of:=FLOOR([.B10]/5) * 10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gen</text:p>
          </table:table-cell>
          <table:table-cell table:formula="of:=Harvestable_Oxygen" office:value-type="float" office:value="0" calcext:value-type="float">
            <text:p>0</text:p>
          </table:table-cell>
          <table:table-cell table:formula="of:=FLOOR([.B11]/5)" office:value-type="float" office:value="0" calcext:value-type="float">
            <text:p>0</text:p>
          </table:table-cell>
          <table:table-cell table:formula="of:=FLOOR([.B11]/5) * 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e Metals</text:p>
          </table:table-cell>
          <table:table-cell table:formula="of:=Harvestable_Rare_Metals" office:value-type="float" office:value="25" calcext:value-type="float">
            <text:p>25</text:p>
          </table:table-cell>
          <table:table-cell table:formula="of:=FLOOR([.B12]/5)" office:value-type="float" office:value="5" calcext:value-type="float">
            <text:p>5</text:p>
          </table:table-cell>
          <table:table-cell table:formula="of:=FLOOR([.B12]/5) * 10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icates</text:p>
          </table:table-cell>
          <table:table-cell table:formula="of:=Harvestable_Silicates" office:value-type="float" office:value="175" calcext:value-type="float">
            <text:p>175</text:p>
          </table:table-cell>
          <table:table-cell table:formula="of:=FLOOR([.B13]/5)" office:value-type="float" office:value="35" calcext:value-type="float">
            <text:p>35</text:p>
          </table:table-cell>
          <table:table-cell table:formula="of:=FLOOR([.B13]/5) * 10"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rate</text:p>
          </table:table-cell>
          <table:table-cell table:formula="of:=Harvestable_Substrate" office:value-type="float" office:value="45" calcext:value-type="float">
            <text:p>45</text:p>
          </table:table-cell>
          <table:table-cell table:formula="of:=FLOOR([.B14]/5)" office:value-type="float" office:value="9" calcext:value-type="float">
            <text:p>9</text:p>
          </table:table-cell>
          <table:table-cell table:formula="of:=FLOOR([.B14]/5) * 10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table:formula="of:=Harvestable_Water" office:value-type="float" office:value="0" calcext:value-type="float">
            <text:p>0</text:p>
          </table:table-cell>
          <table:table-cell table:formula="of:=FLOOR([.B15]/5)" office:value-type="float" office:value="0" calcext:value-type="float">
            <text:p>0</text:p>
          </table:table-cell>
          <table:table-cell table:formula="of:=FLOOR([.B15]/5) * 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non Gas</text:p>
          </table:table-cell>
          <table:table-cell table:formula="of:=Harvestable_Xenon_Gas" office:value-type="float" office:value="0" calcext:value-type="float">
            <text:p>0</text:p>
          </table:table-cell>
          <table:table-cell table:formula="of:=FLOOR([.B16]/5)" office:value-type="float" office:value="0" calcext:value-type="float">
            <text:p>0</text:p>
          </table:table-cell>
          <table:table-cell table:formula="of:=FLOOR([.B16]/5) * 10" office:value-type="float" office:value="0" calcext:value-type="float">
            <text:p>0</text:p>
          </table:table-cell>
          <table:table-cell table:number-columns-repeated="2"/>
        </table:table-row>
      </table:table>
      <table:table table:name="Apportionment" table:style-name="ta1">
        <table:table-column table:style-name="co2" table:default-cell-style-name="Default"/>
        <table:table-row table:style-name="ro1">
          <table:table-cell/>
        </table:table-row>
      </table:table>
      <table:table table:name="Refining" table:style-name="ta1">
        <table:table-column table:style-name="co2" table:default-cell-style-name="Default"/>
        <table:table-row table:style-name="ro1">
          <table:table-cell/>
        </table:table-row>
      </table:table>
      <table:table table:name="Fabrication" table:style-name="ta1">
        <table:table-column table:style-name="co2" table:number-columns-repeated="4" table:default-cell-style-name="ce4"/>
        <table:table-row table:style-name="ro1">
          <table:table-cell table:style-name="ce2" office:value-type="string" calcext:value-type="string">
            <text:p>Material Kits</text:p>
          </table:table-cell>
          <table:table-cell table:formula="of:=([.C1] * 5)" office:value-type="string" office:string-value="" calcext:value-type="error">
            <text:p>#REF!</text:p>
          </table:table-cell>
          <table:table-cell table:style-name="ce2" table:formula="of:=MIN([.C3:.C5])" office:value-type="string" office:string-value="" calcext:value-type="error">
            <text:p>#REF!</text:p>
          </table:table-cell>
          <table:table-cell table:formula="of:=[.D20]+[.D26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2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</table:table-row>
        <table:table-row table:style-name="ro1">
          <table:table-cell office:value-type="string" calcext:value-type="string">
            <text:p>Chemicals</text:p>
          </table:table-cell>
          <table:table-cell table:formula="of:=[$Reckoner.D9]" office:value-type="float" office:value="64" calcext:value-type="float">
            <text:p>64</text:p>
          </table:table-cell>
          <table:table-cell table:formula="of:=[.B3]" office:value-type="float" office:value="64" calcext:value-type="float">
            <text:p>64</text:p>
          </table:table-cell>
          <table:table-cell table:formula="of:=[.C1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etals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FLOOR([.B4]/2)" office:value-type="string" office:string-value="" calcext:value-type="error">
            <text:p>#REF!</text:p>
          </table:table-cell>
          <table:table-cell table:formula="of:=[.C1]*2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Polymers</text:p>
          </table:table-cell>
          <table:table-cell table:formula="of:=TRUNC([#REF!]/5) * 2" office:value-type="string" office:string-value="" calcext:value-type="error">
            <text:p>#VALUE!</text:p>
          </table:table-cell>
          <table:table-cell table:formula="of:=FLOOR([.B5]/2)" office:value-type="string" office:string-value="" calcext:value-type="error">
            <text:p>#VALUE!</text:p>
          </table:table-cell>
          <table:table-cell table:formula="of:=[.C1]*2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Specialized Parts</text:p>
          </table:table-cell>
          <table:table-cell table:formula="of:=[.C7]*5" office:value-type="string" office:string-value="" calcext:value-type="error">
            <text:p>#REF!</text:p>
          </table:table-cell>
          <table:table-cell table:style-name="ce2" table:formula="of:=MIN([.C9:.C11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2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</table:table-row>
        <table:table-row table:style-name="ro1">
          <table:table-cell office:value-type="string" calcext:value-type="string">
            <text:p>Exotic Minerals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FLOOR([.B9]/4)" office:value-type="string" office:string-value="" calcext:value-type="error">
            <text:p>#REF!</text:p>
          </table:table-cell>
          <table:table-cell table:formula="of:=[.C7]*4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Rare Metals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FLOOR([.B10]/6)" office:value-type="string" office:string-value="" calcext:value-type="error">
            <text:p>#REF!</text:p>
          </table:table-cell>
          <table:table-cell table:formula="of:=[.C7]*6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ilicon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FLOOR([.B11]/3)" office:value-type="string" office:string-value="" calcext:value-type="error">
            <text:p>#REF!</text:p>
          </table:table-cell>
          <table:table-cell table:formula="of:=[.C7]*3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Alloys</text:p>
          </table:table-cell>
          <table:table-cell table:formula="of:=[.C13]" office:value-type="string" office:string-value="" calcext:value-type="error">
            <text:p>#REF!</text:p>
          </table:table-cell>
          <table:table-cell table:style-name="ce2" table:formula="of:=MIN([.C15:.C16])" office:value-type="string" office:string-value="" calcext:value-type="error">
            <text:p>#REF!</text:p>
          </table:table-cell>
          <table:table-cell table:formula="of:=[.D25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2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</table:table-row>
        <table:table-row table:style-name="ro1">
          <table:table-cell office:value-type="string" calcext:value-type="string">
            <text:p>Metals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FLOOR([.B15]/1)" office:value-type="string" office:string-value="" calcext:value-type="error">
            <text:p>#REF!</text:p>
          </table:table-cell>
          <table:table-cell table:formula="of:=[.C13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Rare Metals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FLOOR([.B16]/4)" office:value-type="string" office:string-value="" calcext:value-type="error">
            <text:p>#REF!</text:p>
          </table:table-cell>
          <table:table-cell table:formula="of:=[.C13]*4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formula="of:=[.C18]" office:value-type="string" office:string-value="" calcext:value-type="error">
            <text:p>#REF!</text:p>
          </table:table-cell>
          <table:table-cell table:style-name="ce2" table:formula="of:=MIN([.C20:.C21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2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</table:table-row>
        <table:table-row table:style-name="ro1">
          <table:table-cell office:value-type="string" calcext:value-type="string">
            <text:p>Material Kits</text:p>
          </table:table-cell>
          <table:table-cell table:formula="of:=[.B1]/25 * 5" office:value-type="string" office:string-value="" calcext:value-type="error">
            <text:p>#REF!</text:p>
          </table:table-cell>
          <table:table-cell table:formula="of:=FLOOR([.B20]/5)" office:value-type="string" office:string-value="" calcext:value-type="error">
            <text:p>#REF!</text:p>
          </table:table-cell>
          <table:table-cell table:formula="of:=[.C18]*5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nthetics</text:p>
          </table:table-cell>
          <table:table-cell table:formula="of:=[.B28]/6 *5" office:value-type="string" office:string-value="" calcext:value-type="error">
            <text:p>#REF!</text:p>
          </table:table-cell>
          <table:table-cell table:formula="of:=FLOOR([.B21]/5)" office:value-type="string" office:string-value="" calcext:value-type="error">
            <text:p>#REF!</text:p>
          </table:table-cell>
          <table:table-cell table:formula="of:=[.C18]*5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Robotics</text:p>
          </table:table-cell>
          <table:table-cell table:formula="of:=[.C23]" office:value-type="string" office:string-value="" calcext:value-type="error">
            <text:p>#REF!</text:p>
          </table:table-cell>
          <table:table-cell table:style-name="ce2" table:formula="of:=MIN([.C25:.C26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2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</table:table-row>
        <table:table-row table:style-name="ro1">
          <table:table-cell office:value-type="string" calcext:value-type="string">
            <text:p>Alloys</text:p>
          </table:table-cell>
          <table:table-cell table:formula="of:=FLOOR([.B13]/6*5)" office:value-type="string" office:string-value="" calcext:value-type="error">
            <text:p>#REF!</text:p>
          </table:table-cell>
          <table:table-cell table:formula="of:=FLOOR([.B25]/5)" office:value-type="string" office:string-value="" calcext:value-type="error">
            <text:p>#REF!</text:p>
          </table:table-cell>
          <table:table-cell table:formula="of:=[.C23]*5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aterial Kits</text:p>
          </table:table-cell>
          <table:table-cell table:formula="of:=FLOOR([.B1]/25 * 5)" office:value-type="string" office:string-value="" calcext:value-type="error">
            <text:p>#REF!</text:p>
          </table:table-cell>
          <table:table-cell table:formula="of:=FLOOR([.B26]/5)" office:value-type="string" office:string-value="" calcext:value-type="error">
            <text:p>#REF!</text:p>
          </table:table-cell>
          <table:table-cell table:formula="of:=[.C23]*5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Synthetics</text:p>
          </table:table-cell>
          <table:table-cell table:formula="of:=[.C28]" office:value-type="string" office:string-value="" calcext:value-type="error">
            <text:p>#REF!</text:p>
          </table:table-cell>
          <table:table-cell table:style-name="ce2" table:formula="of:=MIN([.C30:.C31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2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</table:table-row>
        <table:table-row table:style-name="ro1">
          <table:table-cell office:value-type="string" calcext:value-type="string">
            <text:p>Exotic Minerals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FLOOR([.B30]/4)" office:value-type="string" office:string-value="" calcext:value-type="error">
            <text:p>#REF!</text:p>
          </table:table-cell>
          <table:table-cell table:formula="of:=[.C28]*4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Polymers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.B31]" office:value-type="string" office:string-value="" calcext:value-type="error">
            <text:p>#REF!</text:p>
          </table:table-cell>
          <table:table-cell table:formula="of:=[.C28]" office:value-type="string" office:string-value="" calcext:value-type="error">
            <text:p>#REF!</text:p>
          </table:table-cell>
        </table:table-row>
      </table:table>
      <table:named-expressions>
        <table:named-range table:name="Alloys_Fabricated" table:base-cell-address="$Reckoner.$B$31" table:cell-range-address="$Reckoner.$B$31"/>
        <table:named-range table:name="Alloys_imported_for_Robotics" table:base-cell-address="$Reckoner.$E$43" table:cell-range-address="$Reckoner.$E$43"/>
        <table:named-range table:name="Chemicals_imported_for_Material_Kits" table:base-cell-address="$Reckoner.$E$21" table:cell-range-address="$Reckoner.$E$21"/>
        <table:named-range table:name="Dirt_Imported_For_Food" table:base-cell-address="$Reckoner.$E$55" table:cell-range-address="$Reckoner.$E$55"/>
        <table:named-range table:name="Electronics_Fabricated" table:base-cell-address="$Reckoner.$B$36" table:cell-range-address="$Reckoner.$B$36"/>
        <table:named-range table:name="Exotic_Minerals_imported_for_Specialized_Parst" table:base-cell-address="$Reckoner.$E$27" table:cell-range-address="$Reckoner.$E$27"/>
        <table:named-range table:name="Exotic_Minerals_imported_for_Synthetics" table:base-cell-address="$Reckoner.$E$48" table:cell-range-address="$Reckoner.$E$48"/>
        <table:named-range table:name="Fabricators_for_Alloys" table:base-cell-address="$Reckoner.$C$31" table:cell-range-address="$Reckoner.$C$31"/>
        <table:named-range table:name="Fabricators_for_Electronics" table:base-cell-address="$Reckoner.$C$36" table:cell-range-address="$Reckoner.$C$36"/>
        <table:named-range table:name="Fabricators_for_Material_Kits" table:base-cell-address="$Reckoner.$C$19" table:cell-range-address="$Reckoner.$C$19"/>
        <table:named-range table:name="Fabricators_for_Robotics" table:base-cell-address="$Reckoner.$C$41" table:cell-range-address="$Reckoner.$C$41"/>
        <table:named-range table:name="Fabricators_for_Specialized_Parts" table:base-cell-address="$Reckoner.$C$25" table:cell-range-address="$Reckoner.$C$25"/>
        <table:named-range table:name="Fabricators_for_Synthetics" table:base-cell-address="$Reckoner.$C$46" table:cell-range-address="$Reckoner.$C$46"/>
        <table:named-range table:name="Fertilizer_Extracted" table:base-cell-address="$Reckoner.$B$61" table:cell-range-address="$Reckoner.$B$61"/>
        <table:named-range table:name="Fertilizer_Imported_For_Food" table:base-cell-address="$Reckoner.$E$53" table:cell-range-address="$Reckoner.$E$53"/>
        <table:named-range table:name="Food_Farmed" table:base-cell-address="$Reckoner.$B$51" table:cell-range-address="$Reckoner.$B$51"/>
        <table:named-range table:name="Harvestable_Dirt" table:base-cell-address="$Reckoner.$B$2" table:cell-range-address="$Reckoner.$B$2"/>
        <table:named-range table:name="Harvestable_Exotic_Minerals" table:base-cell-address="$Reckoner.$B$3" table:cell-range-address="$Reckoner.$B$3"/>
        <table:named-range table:name="Harvestable_Gypsum" table:base-cell-address="$Reckoner.$B$4" table:cell-range-address="$Reckoner.$B$4"/>
        <table:named-range table:name="Harvestable_Hydrates" table:base-cell-address="$Reckoner.$B$5" table:cell-range-address="$Reckoner.$B$5"/>
        <table:named-range table:name="Harvestable_Karbonite" table:base-cell-address="$Reckoner.$B$6" table:cell-range-address="$Reckoner.$B$6"/>
        <table:named-range table:name="Harvestable_Karborundum" table:base-cell-address="$Reckoner.$B$7" table:cell-range-address="$Reckoner.$B$7"/>
        <table:named-range table:name="Harvestable_Metallic_Ore" table:base-cell-address="$Reckoner.$B$8" table:cell-range-address="$Reckoner.$B$8"/>
        <table:named-range table:name="Harvestable_Minerals" table:base-cell-address="$Reckoner.$B$9" table:cell-range-address="$Reckoner.$B$9"/>
        <table:named-range table:name="Harvestable_Ore" table:base-cell-address="$Reckoner.$B$10" table:cell-range-address="$Reckoner.$B$10"/>
        <table:named-range table:name="Harvestable_Oxygen" table:base-cell-address="$Reckoner.$B$11" table:cell-range-address="$Reckoner.$B$11"/>
        <table:named-range table:name="Harvestable_Rare_Metals" table:base-cell-address="$Reckoner.$B$12" table:cell-range-address="$Reckoner.$B$12"/>
        <table:named-range table:name="Harvestable_Silicates" table:base-cell-address="$Reckoner.$B$13" table:cell-range-address="$Reckoner.$B$13"/>
        <table:named-range table:name="Harvestable_Substrate" table:base-cell-address="$Reckoner.$B$14" table:cell-range-address="$Reckoner.$B$14"/>
        <table:named-range table:name="Harvestable_Water" table:base-cell-address="$Reckoner.$B$15" table:cell-range-address="$Reckoner.$B$15"/>
        <table:named-range table:name="Harvestable_Xenon_Gas" table:base-cell-address="$Reckoner.$B$16" table:cell-range-address="$Reckoner.$B$16"/>
        <table:named-range table:name="Material_Kits_Fabricated" table:base-cell-address="$Reckoner.$B$19" table:cell-range-address="$Reckoner.$B$19"/>
        <table:named-range table:name="Material_Kits_imported_for_Electronics" table:base-cell-address="$Reckoner.$E$38" table:cell-range-address="$Reckoner.$E$38"/>
        <table:named-range table:name="Material_Kits_imported_for_Robotics" table:base-cell-address="$Reckoner.$E$44" table:cell-range-address="$Reckoner.$E$44"/>
        <table:named-range table:name="Metals_imported_for_Alloys" table:base-cell-address="$Reckoner.$E$33" table:cell-range-address="$Reckoner.$E$33"/>
        <table:named-range table:name="Metals_imported_for_Material_Kits" table:base-cell-address="$Reckoner.$E$22" table:cell-range-address="$Reckoner.$E$22"/>
        <table:named-range table:name="Polymers_imported_for_Material_Kits" table:base-cell-address="$Reckoner.$E$23" table:cell-range-address="$Reckoner.$E$23"/>
        <table:named-range table:name="Polymers_imported_for_Synthetics" table:base-cell-address="$Reckoner.$E$49" table:cell-range-address="$Reckoner.$E$49"/>
        <table:named-range table:name="Rare_Metals_imported_for_Alloys" table:base-cell-address="$Reckoner.$E$34" table:cell-range-address="$Reckoner.$E$34"/>
        <table:named-range table:name="Rare_Metals_imported_for_Specialized_Parts" table:base-cell-address="$Reckoner.$E$28" table:cell-range-address="$Reckoner.$E$28"/>
        <table:named-range table:name="Robotics_Fabricated" table:base-cell-address="$Reckoner.$B$41" table:cell-range-address="$Reckoner.$B$41"/>
        <table:named-range table:name="Silicon_imported_for_Specialized_Parts" table:base-cell-address="$Reckoner.$E$29" table:cell-range-address="$Reckoner.$E$29"/>
        <table:named-range table:name="Specialized_Parts_Fabricated" table:base-cell-address="$Reckoner.$B$25" table:cell-range-address="$Reckoner.$B$25"/>
        <table:named-range table:name="Synthetics_Fabricated" table:base-cell-address="$Reckoner.$B$46" table:cell-range-address="$Reckoner.$B$46"/>
        <table:named-range table:name="Synthetics_imported_for_Electronics" table:base-cell-address="$Reckoner.$E$39" table:cell-range-address="$Reckoner.$E$39"/>
        <table:named-range table:name="Water_Extracted" table:base-cell-address="$Reckoner.$B$57" table:cell-range-address="$Reckoner.$B$57"/>
        <table:named-range table:name="Water_Imported_For_Food" table:base-cell-address="$Reckoner.$E$54" table:cell-range-address="$Reckoner.$E$5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0:25:39.189511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1:26:45.912364178</meta:creation-date>
    <dc:date>2022-01-31T21:55:27.049692212</dc:date>
    <meta:editing-duration>PT6H38M7S</meta:editing-duration>
    <meta:editing-cycles>6</meta:editing-cycles>
    <meta:generator>LibreOffice/7.1.7.2$Linux_X86_64 LibreOffice_project/10$Build-2</meta:generator>
    <meta:document-statistic meta:table-count="5" meta:cell-count="416" meta:object-count="0"/>
  </office:meta>
</office:document-meta>
</file>